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8cm" fo:min-width="1.25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185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3.5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line draw:style-name="gr1" draw:text-style-name="P1" draw:layer="layout" svg:x1="10.294cm" svg:y1="13.169cm" svg:x2="10.29cm" svg:y2="14.342cm">
            <text:p/>
          </draw:line>
          <draw:line draw:style-name="gr1" draw:text-style-name="P1" draw:layer="layout" svg:x1="8.801cm" svg:y1="14.345cm" svg:x2="11.775cm" svg:y2="14.359cm">
            <text:p/>
          </draw:line>
          <draw:line draw:style-name="gr1" draw:text-style-name="P1" draw:layer="layout" svg:x1="8.8cm" svg:y1="15.526cm" svg:x2="11.774cm" svg:y2="15.54cm">
            <text:p/>
          </draw:line>
          <draw:line draw:style-name="gr1" draw:text-style-name="P1" draw:layer="layout" svg:x1="10.287cm" svg:y1="15.527cm" svg:x2="10.283cm" svg:y2="16.7cm">
            <text:p/>
          </draw:line>
        </draw:g>
        <draw:g xml:id="id1" draw:id="id1">
          <draw:line draw:style-name="gr2" draw:text-style-name="P1" draw:layer="layout" svg:x1="8.175cm" svg:y1="9.436cm" svg:x2="7.871cm" svg:y2="10.371cm">
            <text:p/>
          </draw:line>
          <draw:line draw:style-name="gr2" draw:text-style-name="P1" draw:layer="layout" svg:x1="6.97cm" svg:y1="8.576cm" svg:x2="7.875cm" svg:y2="10.367cm">
            <text:p/>
          </draw:line>
          <draw:line draw:style-name="gr2" draw:text-style-name="P1" draw:layer="layout" svg:x1="5.45cm" svg:y1="8.581cm" svg:x2="4.806cm" svg:y2="10.485cm">
            <text:p/>
          </draw:line>
          <draw:line draw:style-name="gr2" draw:text-style-name="P1" draw:layer="layout" svg:x1="7.006cm" svg:y1="8.53cm" svg:x2="6.362cm" svg:y2="10.434cm">
            <text:p/>
          </draw:line>
          <draw:line draw:style-name="gr2" draw:text-style-name="P1" draw:layer="layout" svg:x1="5.417cm" svg:y1="8.595cm" svg:x2="6.322cm" svg:y2="10.386cm">
            <text:p/>
          </draw:line>
          <draw:line draw:style-name="gr2" draw:text-style-name="P1" draw:layer="layout" svg:x1="3.883cm" svg:y1="8.705cm" svg:x2="4.788cm" svg:y2="10.496cm">
            <text:p/>
          </draw:line>
          <draw:line draw:style-name="gr2" draw:text-style-name="P1" draw:layer="layout" svg:x1="3.904cm" svg:y1="8.796cm" svg:x2="3.6cm" svg:y2="9.731cm">
            <text:p/>
          </draw:line>
        </draw:g>
        <draw:line draw:style-name="gr3" draw:text-style-name="P2" draw:layer="layout" svg:x1="10.297cm" svg:y1="16.68cm" svg:x2="10.3cm" svg:y2="22.1cm">
          <text:p/>
        </draw:line>
        <draw:frame draw:style-name="gr4" draw:text-style-name="P3" draw:layer="layout" svg:width="1.758cm" svg:height="3.998cm" svg:x="3.932cm" svg:y="7.3cm">
          <draw:text-box draw:corner-radius="0.505cm">
            <text:p><text:span text:style-name="T1">R</text:span><text:span text:style-name="T2">2</text:span></text:p>
          </draw:text-box>
        </draw:frame>
        <draw:frame draw:style-name="gr4" draw:text-style-name="P3" draw:layer="layout" svg:width="1.758cm" svg:height="3.998cm" svg:x="7.125cm" svg:y="14.373cm">
          <draw:text-box draw:corner-radius="0.505cm">
            <text:p><text:span text:style-name="T1">C</text:span><text:span text:style-name="T2">2</text:span></text:p>
          </draw:text-box>
        </draw:frame>
        <draw:custom-shape draw:style-name="gr5" draw:text-style-name="P4" xml:id="id2" draw:id="id2" draw:layer="layout" svg:width="0.566cm" svg:height="0.615cm" svg:x="10.014cm" svg:y="9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8.175cm" svg:y1="9.513cm" svg:x2="10.014cm" svg:y2="9.453cm" draw:start-shape="id1" draw:start-glue-point="1" draw:end-shape="id2" draw:end-glue-point="6" svg:d="M8175 9513h944v-60h895" svg:viewBox="0 0 1840 61">
          <text:p/>
        </draw:connector>
        <draw:connector draw:style-name="gr6" draw:text-style-name="P4" draw:layer="layout" svg:x1="10.297cm" svg:y1="9.76cm" svg:x2="10.287cm" svg:y2="13.169cm" draw:start-shape="id2" draw:start-glue-point="8" draw:end-shape="id3" draw:end-glue-point="0" svg:d="M10297 9760v1680h-10v1729" svg:viewBox="0 0 11 3410">
          <text:p/>
        </draw:connector>
        <draw:frame draw:style-name="gr7" draw:text-style-name="P3" draw:layer="layout" svg:width="3.112cm" svg:height="13.762cm" svg:x="13.588cm" svg:y="9.638cm">
          <draw:text-box>
            <text:p>+</text:p>
            <text:p/>
            <text:p/>
            <text:p/>
            <text:p/>
            <text:p/>
            <text:p/>
            <text:p>v(out)</text:p>
            <text:p/>
            <text:p/>
            <text:p/>
            <text:p/>
            <text:p/>
            <text:p/>
            <text:p/>
            <text:p/>
            <text:p>-</text:p>
          </draw:text-box>
        </draw:frame>
        <draw:line draw:style-name="gr3" draw:text-style-name="P2" draw:layer="layout" svg:x1="3.6cm" svg:y1="9.7cm" svg:x2="2.4cm" svg:y2="9.7cm">
          <text:p/>
        </draw:line>
        <draw:custom-shape draw:style-name="gr5" draw:text-style-name="P4" draw:layer="layout" svg:width="0.566cm" svg:height="0.615cm" svg:x="2.134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66cm" svg:height="0.615cm" svg:x="1.9cm" svg:y="2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6.669cm" svg:y1="22.913cm" svg:x2="4.5cm" svg:y2="22.927cm">
            <text:p/>
          </draw:line>
          <draw:line draw:style-name="gr2" draw:text-style-name="P1" draw:layer="layout" svg:x1="6.67cm" svg:y1="22.905cm" svg:x2="4.501cm" svg:y2="22.919cm">
            <text:p/>
          </draw:line>
          <draw:line draw:style-name="gr2" draw:text-style-name="P1" draw:layer="layout" svg:x1="5.092cm" svg:y1="23.227cm" svg:x2="6.17cm" svg:y2="23.227cm">
            <text:p/>
          </draw:line>
          <draw:line draw:style-name="gr2" draw:text-style-name="P1" draw:layer="layout" svg:x1="5.383cm" svg:y1="23.496cm" svg:x2="5.901cm" svg:y2="23.496cm">
            <text:p/>
          </draw:line>
          <draw:line draw:style-name="gr2" draw:text-style-name="P1" draw:layer="layout" svg:x1="5.613cm" svg:y1="22.894cm" svg:x2="5.622cm" svg:y2="22.2cm">
            <text:p/>
          </draw:line>
        </draw:g>
        <draw:line draw:style-name="gr3" draw:text-style-name="P2" draw:layer="layout" svg:x1="2.4cm" svg:y1="22.1cm" svg:x2="13.3cm" svg:y2="22.1cm">
          <text:p/>
        </draw:line>
        <draw:custom-shape draw:style-name="gr5" draw:text-style-name="P4" draw:layer="layout" svg:width="0.566cm" svg:height="0.615cm" svg:x="12.934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5cm" svg:y1="9.5cm" svg:x2="13.2cm" svg:y2="9.5cm">
          <text:p/>
        </draw:line>
        <draw:custom-shape draw:style-name="gr5" draw:text-style-name="P4" draw:layer="layout" svg:width="0.566cm" svg:height="0.615cm" svg:x="1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5:46:46.697292684</meta:creation-date>
    <dc:date>2021-06-04T14:48:22.842529283</dc:date>
    <meta:editing-duration>PT10M58S</meta:editing-duration>
    <meta:editing-cycles>2</meta:editing-cycles>
    <meta:generator>LibreOffice/6.4.6.2$Linux_X86_64 LibreOffice_project/40$Build-2</meta:generator>
    <meta:document-statistic meta:object-count="33"/>
  </office:meta>
</office:document-meta>
</file>